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ntarell" officeooo:rsid="0018818c" officeooo:paragraph-rsid="0018818c" fo:background-color="transparent"/>
    </style:style>
    <style:style style:name="P2" style:family="paragraph" style:parent-style-name="Standard" style:list-style-name="L2">
      <style:paragraph-properties fo:text-align="justify" style:justify-single-word="false"/>
      <style:text-properties style:font-name="Cantarell" officeooo:rsid="0018818c" officeooo:paragraph-rsid="0018818c" fo:background-color="transparent"/>
    </style:style>
    <style:style style:name="P3" style:family="paragraph" style:parent-style-name="Standard">
      <style:paragraph-properties fo:text-align="justify" style:justify-single-word="false"/>
      <style:text-properties style:font-name="Cantarell" fo:background-color="#ffff99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fo:background-color="#ffff99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style:font-name="Cantarell"/>
    </style:style>
    <style:style style:name="T5" style:family="text">
      <style:text-properties style:font-name="Cantarell" fo:background-color="transparent" loext:char-shading-value="0"/>
    </style:style>
    <style:style style:name="T6" style:family="text">
      <style:text-properties style:font-name="Cantarell" officeooo:rsid="0018818c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érifier que le serveur ansible est bien installé en affichant sa version. Quelle est sa version ?</text:p>
      <text:p text:style-name="P1">En utilisant la commande “ansible –version”, nous aurons la version ansible [core 2.12.10]</text:p>
      <text:p text:style-name="P1"/>
      <text:p text:style-name="P1"><text:span text:style-name="T1">À quoi servent les 4 variables remplacées précédemment ?</text:span></text:p>
      <text:p text:style-name="P1"><text:span text:style-name="Source_20_Text"><text:span text:style-name="T1"/></text:span></text:p>
      <text:list xml:id="list3805671443" text:style-name="L2">
        <text:list-item>
          <text:p text:style-name="P2"><text:span text:style-name="Source_20_Text"><text:span text:style-name="T4">private_key_file</text:span></text:span>: Spécifie le chemin de la clé privée SSH utilisée pour se connecter aux hôtes.</text:p>
        </text:list-item>
        <text:list-item>
          <text:p text:style-name="P5"><text:span text:style-name="Source_20_Text"><text:span text:style-name="T5">host_key_checking</text:span></text:span><text:span text:style-name="T5">: Désactive la vérification des clés hôtes SSH.</text:span></text:p>
        </text:list-item>
        <text:list-item>
          <text:p text:style-name="P5"><text:span text:style-name="Source_20_Text"><text:span text:style-name="T5">remote_user</text:span></text:span><text:span text:style-name="T5">: Définit l'utilisateur distant utilisé pour les connexions SSH.</text:span></text:p>
        </text:list-item>
        <text:list-item>
          <text:p text:style-name="P4"><text:span text:style-name="Source_20_Text"><text:span text:style-name="T5">deprecation_warnings</text:span></text:span><text:span text:style-name="T5">: Désactive les avertissements de dépréciation. Ansible peut émettre des avertissements lorsque </text:span><text:span text:style-name="T6">nous</text:span><text:span text:style-name="T5"> utilis</text:span><text:span text:style-name="T6">ons</text:span><text:span text:style-name="T5"> des fonctionnalités dépréciées.</text:span></text:p>
        </text:list-item>
      </text:list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2T07:17:03.799912774</meta:creation-date>
    <dc:date>2024-02-02T07:22:15.064053593</dc:date>
    <meta:editing-duration>PT5M12S</meta:editing-duration>
    <meta:editing-cycles>1</meta:editing-cycles>
    <meta:document-statistic meta:table-count="0" meta:image-count="0" meta:object-count="0" meta:page-count="1" meta:paragraph-count="7" meta:word-count="92" meta:character-count="644" meta:non-whitespace-character-count="563"/>
    <meta:generator>LibreOffice/6.1.5.2$Linux_X86_64 LibreOffice_project/10$Build-2</meta:generator>
  </office:meta>
</office:document-meta>
</file>